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prunt d'un exemplaire (scénario principal)</text:p>
      <text:p text:style-name="P1"/>
      <text:p text:style-name="P1">-Le gestionnaire veut assigner un <text:s/>emprunt à un lecteur</text:p>
      <text:p text:style-name="P1">-Le système demande le numéro de lecteur du lecteur ainsi que l'ISBN et le numéro chronologique de l'ouvrage désiré</text:p>
      <text:p text:style-name="P1">- Le gestionnaire saisit le numéro de lecteur du lecteur ainsi que l'ISBN et le numéro chronologique de l'ouvrage désiré.</text:p>
      <text:p text:style-name="P1">- Le système assigne la date du jour comme date d'emprunt, et calcule la date de retour.</text:p>
      <text:p text:style-name="P1">- Le système affecte l'emprunt au lecteur.</text:p>
      <text:p text:style-name="P1">- Le système affiche un message de confirmation d'emprunt.</text:p>
      <text:p text:style-name="P1"/>
      <text:p text:style-name="P1"/>
      <text:p text:style-name="P1"/>
      <text:p text:style-name="P1">Erreurs:</text:p>
      <text:p text:style-name="P1">********</text:p>
      <text:p text:style-name="P1">- Si le numéro d'utilisateur donné n'est pas valide, le système affiche un message d'erreur et la saisie est invalidée.</text:p>
      <text:p text:style-name="P1">- Si l'ISBN et/ou le numéro chronologique sont invalides, le système affiche un message d'erreur et la saisie est invalidée.</text:p>
      <text:p text:style-name="P1">- Si l'utilisateur a déjà emprunté 5 exemplaires, le système affiche un message de refus d'emprunt.</text:p>
      <text:p text:style-name="P1">- Si l'ouvrage désiré est hors prêt ou déjà emprunté, le système affiche un message de refus d'empru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2-02T08:51:17</meta:creation-date>
    <dc:date>2008-12-02T08:51:53</dc:date>
    <meta:editing-cycles>1</meta:editing-cycles>
    <meta:editing-duration>PT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54" meta:character-count="984"/>
  </office:meta>
</office:document-meta>
</file>